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4251" officeooo:paragraph-rsid="0011425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3234b" officeooo:paragraph-rsid="0013234b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14251" officeooo:paragraph-rsid="0011425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jercicio:</text:p>
      <text:p text:style-name="Standard">Reproduce los pasos de las práctica guiadas para instalar programas en una máquina virtual. Para cada instalación, crea una pequeña explicación y añade capturas de pantalla donde se vean los pasos importantes completados y, finalmente, donde se vea el programa en funcionamiento.</text:p>
      <text:p text:style-name="Standard"/>
      <text:p text:style-name="P3">Instalacion del codigo fuente:</text:p>
      <text:p text:style-name="P1">Instal·lar <text:a xlink:type="simple" xlink:href="http://www.audacityteam.org/download/linux/">Audacity</text:a> a partir del codi font.</text:p>
      <text:p text:style-name="P1"/>
      <text:p text:style-name="P2">Crear un tarball:</text:p>
      <text:p text:style-name="P1">Tornar a llegir l'article anterior (<text:a xlink:type="simple" xlink:href="http://aulavirtual.caib.es/c07008363/mod/url/view.php?id=13649">The magic behind configure, make, make install</text:a>) i crear un tarball per a distribuir un programa de pro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2T16:43:52.729963810</meta:creation-date>
    <dc:date>2016-06-02T16:47:56.558140108</dc:date>
    <meta:editing-duration>PT2M29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6" meta:word-count="80" meta:character-count="520" meta:non-whitespace-character-count="446"/>
  </office:meta>
</office:document-meta>
</file>